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width="0.106cm" draw:marker-start-width="0.363cm" draw:marker-end="Arrow" draw:marker-end-width="0.464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f0000" draw:marker-start-width="0.363cm" draw:marker-end="Arrow" draw:marker-end-width="0.464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3.347cm"/>
    </style:style>
    <style:style style:name="gr5" style:family="graphic" style:parent-style-name="standard">
      <style:graphic-properties draw:stroke="none" draw:fill="none" fo:min-height="3.7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0.946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11cm" fo:min-width="0.027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.80000019073486pt" style:font-size-asian="18pt" style:font-size-complex="18pt"/>
    </style:style>
    <style:style style:name="P3" style:family="paragraph">
      <style:paragraph-properties fo:text-align="center"/>
      <style:text-properties fo:font-size="6.69999980926514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5" style:family="paragraph">
      <style:paragraph-properties fo:text-align="center"/>
      <style:text-properties fo:color="#808080" fo:font-size="7.80000019073486pt" style:font-size-asian="18pt" style:font-size-complex="18pt"/>
    </style:style>
    <style:style style:name="P6" style:family="paragraph">
      <loext:graphic-properties draw:fill="none" draw:fill-color="#ffffff"/>
      <style:text-properties fo:font-size="9.69999980926514pt" style:font-size-asian="12pt" style:font-size-complex="12pt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9.69999980926514pt" style:font-size-asian="12pt" style:font-size-complex="12pt"/>
    </style:style>
    <style:style style:name="P9" style:family="paragraph">
      <loext:graphic-properties draw:fill="none" draw:fill-color="#ffffff"/>
      <style:text-properties fo:color="#ff0000" style:font-name="Arial Black" fo:font-size="6.5pt" style:font-size-asian="8pt" style:font-size-complex="8pt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9.69999980926514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808080" fo:font-size="9.69999980926514pt" style:font-size-asian="18pt" style:font-size-complex="18pt"/>
    </style:style>
    <style:style style:name="T4" style:family="text">
      <style:text-properties fo:color="#808080" fo:font-size="12pt" style:font-size-asian="12pt" style:font-size-complex="12pt"/>
    </style:style>
    <style:style style:name="T5" style:family="text">
      <style:text-properties fo:color="#ff0000" style:font-name="Arial Black" fo:font-size="8pt" style:font-size-asian="8pt" style:font-size-complex="8pt"/>
    </style:style>
    <style:style style:name="T6" style:family="text">
      <style:text-properties style:font-name="Liberation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2" draw:layer="layout" svg:width="2.468cm" svg:height="0.858cm" svg:x="1.855cm" svg:y="2.819cm">
          <text:p text:style-name="P1"><text:span text:style-name="T1">7-Topic</text:span></text:p>
        </draw:rect>
        <draw:rect draw:style-name="gr1" draw:text-style-name="P2" draw:layer="layout" svg:width="2.468cm" svg:height="0.858cm" svg:x="1.855cm" svg:y="3.678cm">
          <text:p text:style-name="P1"><text:span text:style-name="T1">6-Subweb</text:span></text:p>
        </draw:rect>
        <draw:rect draw:style-name="gr1" draw:text-style-name="P2" draw:layer="layout" svg:width="2.468cm" svg:height="0.858cm" svg:x="1.855cm" svg:y="4.535cm">
          <text:p text:style-name="P1"><text:span text:style-name="T1">5-Web</text:span></text:p>
        </draw:rect>
        <draw:rect draw:style-name="gr1" draw:text-style-name="P2" draw:layer="layout" svg:width="2.468cm" svg:height="0.858cm" svg:x="1.855cm" svg:y="5.394cm">
          <text:p text:style-name="P1"><text:span text:style-name="T1">4-User</text:span></text:p>
        </draw:rect>
        <draw:rect draw:style-name="gr1" draw:text-style-name="P2" draw:layer="layout" svg:width="2.468cm" svg:height="0.858cm" svg:x="1.855cm" svg:y="6.226cm">
          <text:p text:style-name="P1"><text:span text:style-name="T1">3-Site</text:span></text:p>
        </draw:rect>
        <draw:rect draw:style-name="gr1" draw:text-style-name="P2" draw:layer="layout" svg:width="2.468cm" svg:height="0.858cm" svg:x="1.855cm" svg:y="7.928cm">
          <text:p text:style-name="P1"><text:span text:style-name="T1">1-Default</text:span></text:p>
        </draw:rect>
        <draw:rect draw:style-name="gr1" draw:text-style-name="P3" draw:layer="layout" svg:width="3.307cm" svg:height="1.079cm" svg:x="1.503cm" svg:y="8.788cm">
          <text:p text:style-name="P1"><text:span text:style-name="T2">Preferences </text:span><text:span text:style-name="T2"><text:line-break/></text:span><text:span text:style-name="T2">Stack</text:span></text:p>
        </draw:rect>
        <draw:line draw:style-name="gr2" draw:text-style-name="P4" draw:layer="layout" svg:x1="5.572cm" svg:y1="8.621cm" svg:x2="5.572cm" svg:y2="2.017cm">
          <text:p/>
        </draw:line>
        <draw:line draw:style-name="gr3" draw:text-style-name="P4" draw:layer="layout" svg:x1="4.81cm" svg:y1="8.621cm" svg:x2="4.81cm" svg:y2="5.778cm">
          <text:p/>
        </draw:line>
        <draw:rect draw:style-name="gr1" draw:text-style-name="P5" draw:layer="layout" svg:width="2.468cm" svg:height="0.858cm" svg:x="1.856cm" svg:y="7.084cm">
          <text:p text:style-name="P1"><text:span text:style-name="T3">2-Plugin</text:span><text:span text:style-name="T3"><text:line-break/></text:span><text:span text:style-name="T4">(deprecated)</text:span></text:p>
        </draw:rect>
        <draw:frame draw:style-name="gr4" draw:text-style-name="P6" draw:layer="layout" svg:width="6.89cm" svg:height="2.147cm" svg:x="5.794cm" svg:y="1.206cm">
          <draw:text-box>
            <text:p><text:span text:style-name="T2">When a topic is loaded/rendered,</text:span><text:span text:style-name="T2"><text:line-break/></text:span><text:span text:style-name="T2">each preference used is the</text:span><text:span text:style-name="T2"><text:line-break/></text:span><text:span text:style-name="T2">highest level that sets the</text:span><text:span text:style-name="T2"><text:line-break/></text:span><text:span text:style-name="T2">macro.</text:span></text:p>
          </draw:text-box>
        </draw:frame>
        <draw:frame draw:style-name="gr5" draw:text-style-name="P8" draw:layer="layout" svg:width="7.366cm" svg:height="5.357cm" svg:x="5.826cm" svg:y="4.556cm">
          <draw:text-box>
            <text:p text:style-name="P7"><text:span text:style-name="T2">This behavior can be altered with the special preference called FINALPREFERENCES.</text:span></text:p>
            <text:p text:style-name="P7"><text:span text:style-name="T2">FINALPREFERENCES can be set at any level. </text:span></text:p>
            <text:p text:style-name="P7"><text:span text:style-name="T2">If a macro is added to FINALPREFERENCES, then all settings higher in the stack are ignored.</text:span></text:p>
          </draw:text-box>
        </draw:frame>
        <draw:frame draw:style-name="gr6" draw:text-style-name="P9" draw:layer="layout" svg:width="1.446cm" svg:height="0.653cm" svg:x="3.129cm" svg:y="5.219cm">
          <draw:text-box>
            <text:p><text:span text:style-name="T5">FINAL</text:span></text:p>
          </draw:text-box>
        </draw:frame>
        <draw:rect draw:style-name="gr1" draw:text-style-name="P2" draw:layer="layout" svg:width="2.468cm" svg:height="0.858cm" svg:x="1.863cm" svg:y="2.027cm">
          <text:p text:style-name="P1"><text:span text:style-name="T1">8 - </text:span><text:span text:style-name="T6">%SET{}%</text:span></text:p>
        </draw:rect>
        <draw:custom-shape draw:style-name="gr7" draw:text-style-name="P10" draw:layer="layout" svg:width="0.743cm" svg:height="0.508cm" svg:x="4.475cm" svg:y="5.32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1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4.300000190734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72cm" fo:text-indent="0cm"/>
      <style:text-properties fo:font-size="12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28cm" fo:text-indent="0cm"/>
      <style:text-properties fo:font-size="10.699999809265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84cm" fo:text-indent="0cm"/>
      <style:text-properties fo:font-size="8.8999996185302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cm" fo:text-indent="0cm"/>
      <style:text-properties fo:font-size="8.8999996185302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cm" fo:text-indent="0cm"/>
      <style:text-properties fo:font-size="8.8999996185302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cm" fo:text-indent="0cm"/>
      <style:text-properties fo:font-size="8.8999996185302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cm" fo:text-indent="0cm"/>
      <style:text-properties fo:font-size="8.8999996185302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cm" fo:text-indent="0cm"/>
      <style:text-properties fo:font-size="8.8999996185302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9.700000762939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4.808cm" fo:page-height="11.4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45cm" svg:x="1cm" svg:y="2.8cm"/>
      <draw:page-thumbnail draw:layer="backgroundobjects" svg:width="8.999cm" svg:height="6.945cm" svg:x="1cm" svg:y="11.376cm"/>
      <draw:page-thumbnail draw:layer="backgroundobjects" svg:width="8.999cm" svg:height="6.945cm" svg:x="1cm" svg:y="19.952cm"/>
      <draw:page-thumbnail draw:layer="backgroundobjects" svg:width="8.999cm" svg:height="6.945cm" svg:x="11cm" svg:y="2.8cm"/>
      <draw:page-thumbnail draw:layer="backgroundobjects" svg:width="8.999cm" svg:height="6.945cm" svg:x="11cm" svg:y="11.376cm"/>
      <draw:page-thumbnail draw:layer="backgroundobjects" svg:width="8.999cm" svg:height="6.945cm" svg:x="11cm" svg:y="19.952cm"/>
    </style:handout-master>
    <style:master-page style:name="Default" style:page-layout-name="PM1" draw:style-name="Mdp1">
      <draw:frame presentation:style-name="Default-title" draw:layer="backgroundobjects" svg:width="11.527cm" svg:height="1.574cm" svg:x="1.638cm" svg:y="1.372cm" presentation:class="title" presentation:placeholder="true">
        <draw:text-box/>
      </draw:frame>
      <draw:frame presentation:style-name="Default-outline1" draw:layer="backgroundobjects" svg:width="11.527cm" svg:height="11.206cm" svg:x="1.638cm" svg:y="3.202cm" presentation:class="outline" presentation:placeholder="true">
        <draw:text-box/>
      </draw:frame>
      <draw:frame presentation:style-name="Mpr1" draw:text-style-name="MP2" draw:layer="backgroundobjects" svg:width="2.984cm" svg:height="0.65cm" svg:x="1.638cm" svg:y="9.58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06cm" svg:height="0.65cm" svg:x="5.377cm" svg:y="9.58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984cm" svg:height="0.65cm" svg:x="10.179cm" svg:y="9.58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Clark</meta:initial-creator>
    <meta:creation-date>2012-10-22T21:00:38</meta:creation-date>
    <meta:editing-duration>PT1H13M48S</meta:editing-duration>
    <meta:editing-cycles>10</meta:editing-cycles>
    <dc:date>2018-02-23T17:35:21.365273311</dc:date>
    <meta:generator>LibreOffice/5.1.6.2$Linux_X86_64 LibreOffice_project/10m0$Build-2</meta:generator>
    <meta:document-statistic meta:object-count="38"/>
  </office:meta>
</office:document-meta>
</file>